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5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#99ff66"/>
    </style:style>
    <style:style style:name="ce17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1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4" office:value-type="string" calcext:value-type="string">
            <text:p>Roles of programming in end-user applic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4" office:value-type="string" calcext:value-type="string">
            <text:p>Uni and bidirectional flow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11" office:value-type="string" calcext:value-type="string">
            <text:p>Discussion: On the use of definitional interpreters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11" office:value-type="string" calcext:value-type="string">
            <text:p>Overview of the language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4" office:value-type="string" calcext:value-type="string">
            <text:p>Nodes and valu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4" office:value-type="string" calcext:value-type="string">
            <text:p>Graph evalua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3</text:p>
          </table:table-cell>
          <table:table-cell table:style-name="ce4" office:value-type="string" calcext:value-type="string">
            <text:p>Messages and the textual sub-language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4</text:p>
          </table:table-cell>
          <table:table-cell table:style-name="ce4" office:value-type="string" calcext:value-type="string">
            <text:p>Node triggering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1" office:value-type="string" calcext:value-type="string">
            <text:p>Demonstration</text:p>
          </table:table-cell>
          <table:table-cell/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1" office:value-type="string" calcext:value-type="string" table:number-columns-spanned="2" table:number-rows-spanned="1">
            <text:p>Discussion: Syntax and semantics</text:p>
          </table:table-cell>
          <table:covered-table-cell table:style-name="ce15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3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4" office:value-type="string" calcext:value-type="string">
            <text:p>Evaluation model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4" office:value-type="string" calcext:value-type="string">
            <text:p>Array formula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1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4" office:value-type="string" calcext:value-type="string">
            <text:p>Execution mod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4" office:value-type="string" calcext:value-type="string">
            <text:p>Data types and wir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Looping and cycl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4</text:p>
          </table:table-cell>
          <table:table-cell table:style-name="ce4" office:value-type="string" calcext:value-type="string">
            <text:p>Timing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5</text:p>
          </table:table-cell>
          <table:table-cell table:style-name="ce4" office:value-type="string" calcext:value-type="string">
            <text:p>Tunn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6</text:p>
          </table:table-cell>
          <table:table-cell table:style-name="ce4" office:value-type="string" calcext:value-type="string">
            <text:p>Other control structur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1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1" office:value-type="string" calcext:value-type="string">
            <text:p>Demonstration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4" office:value-type="string" calcext:value-type="string">
            <text:p>&lt;chapter introduction&gt;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4" office:value-type="string" calcext:value-type="string">
            <text:p>Blender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4" office:value-type="string" calcext:value-type="string">
            <text:p>Discussion: End-user programming, then and now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4" office:value-type="string" calcext:value-type="string">
            <text:p>Graph evaluation</text:p>
          </table:table-cell>
          <table:table-cell table:style-name="ce16"/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1</text:p>
          </table:table-cell>
          <table:table-cell table:style-name="ce4" office:value-type="string" calcext:value-type="string">
            <text:p>Static and dynamic dataflow mod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2</text:p>
          </table:table-cell>
          <table:table-cell table:style-name="ce4" office:value-type="string" calcext:value-type="string">
            <text:p>Data-driven and demand-driven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6</text:p>
          </table:table-cell>
          <table:table-cell table:style-name="ce4" office:value-type="string" calcext:value-type="string">
            <text:p>Indirect and dynamic connection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4" office:value-type="string" calcext:value-type="string">
            <text:p>Language features</text:p>
          </table:table-cell>
          <table:table-cell table:style-name="ce16"/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2.1</text:p>
          </table:table-cell>
          <table:table-cell table:style-name="ce4" office:value-type="string" calcext:value-type="string">
            <text:p>Selector/distributor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2.2</text:p>
          </table:table-cell>
          <table:table-cell table:style-name="ce4" office:value-type="string" calcext:value-type="string">
            <text:p>Itera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2.3</text:p>
          </table:table-cell>
          <table:table-cell table:style-name="ce4" office:value-type="string" calcext:value-type="string">
            <text:p>Procedural abstrac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4" office:value-type="string" calcext:value-type="string">
            <text:p>Type checking</text:p>
          </table:table-cell>
          <table:table-cell table:style-name="ce16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1" office:value-type="string" calcext:value-type="string">
            <text:p>Other aspects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4.3</text:p>
          </table:table-cell>
          <table:table-cell table:style-name="ce4" office:value-type="string" calcext:value-type="string">
            <text:p>Textual sub-language and scripting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1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office:value-type="string" calcext:value-type="string">
            <text:p>Demonstration of the interpreter modeling Pure Data</text:p>
          </table:table-cell>
          <table:table-cell table:style-name="ce4"/>
          <table:table-cell table:style-name="ce16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4" office:value-type="string" calcext:value-type="string">
            <text:p>Demonstration of the spreadsheet interpreter</text:p>
          </table:table-cell>
          <table:table-cell table:style-name="ce4"/>
          <table:table-cell table:style-name="ce16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17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/>
        </table:table-row>
        <table:table-row table:style-name="ro1" table:number-rows-repeated="10484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7:46:22.446006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21T19:41:49.758342864</dc:date>
    <meta:editing-duration>P3DT19H14M9S</meta:editing-duration>
    <meta:editing-cycles>99</meta:editing-cycles>
    <meta:document-statistic meta:table-count="1" meta:cell-count="223" meta:object-count="0"/>
  </office:meta>
</office:document-meta>
</file>